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30cwt minibus</text:p>
          </table:table-cell>
          <table:table-cell office:value-type="string" calcext:value-type="string">
            <text:p>Roa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1" calcext:value-type="float">
            <text:p>31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Alisa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office:value-type="string" calcext:value-type="string">
            <text:p>Notably noisy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FC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FB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office:value-type="string" calcext:value-type="string">
            <text:p>Diesel engined vers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I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ON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(petrol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Arab Mk. I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ailbus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48" calcext:value-type="float">
            <text:p>48</text:p>
          </table:table-cell>
          <table:table-cell office:value-type="string" calcext:value-type="string">
            <text:p>Few details of seat quality available – gues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C Railbus</text:p>
          </table:table-cell>
          <table:table-cell office:value-type="string" calcext:value-type="string">
            <text:p>Rail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C298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3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suburban 4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6" calcext:value-type="float">
            <text:p>56</text:p>
          </table:table-cell>
          <table:table-cell office:value-type="string" calcext:value-type="string">
            <text:p>5ft 0 between compartments</text:p>
          </table:table-cell>
          <table:table-cell office:value-type="string" calcext:value-type="string">
            <text:p>Jenkinson p. 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suburban 4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57" calcext:value-type="float">
            <text:p>57</text:p>
          </table:table-cell>
          <table:table-cell office:value-type="string" calcext:value-type="string">
            <text:p>5ft 0 between compartments</text:p>
          </table:table-cell>
          <table:table-cell office:value-type="string" calcext:value-type="string">
            <text:p>Jenkinson p. 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46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54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64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97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B (coach)</text:p>
          </table:table-cell>
          <table:table-cell office:value-type="string" calcext:value-type="string">
            <text:p>Road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412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19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petrol electric railca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69" calcext:value-type="float">
            <text:p>69</text:p>
          </table:table-cell>
          <table:table-cell office:value-type="string" calcext:value-type="string">
            <text:p>Curtains and carpet</text:p>
          </table:table-cell>
          <table:table-cell office:value-type="string" calcext:value-type="string">
            <text:p>https://electricautocar.co.uk/archive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38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suburban 4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2" calcext:value-type="float">
            <text:p>72</text:p>
          </table:table-cell>
          <table:table-cell office:value-type="string" calcext:value-type="string">
            <text:p>5ft 0 between compartments</text:p>
          </table:table-cell>
          <table:table-cell office:value-type="string" calcext:value-type="string">
            <text:p>Jenkinson p. 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non-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56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63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Howlden non-corridor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1" calcext:value-type="float">
            <text:p>8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GNR 6 wheel lavatory carriage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1" calcext:value-type="float">
            <text:p>81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9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609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65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73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 (first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2" calcext:value-type="float">
            <text:p>92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77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78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7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8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96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97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9/R / Caetano Levante 2 axle</text:p>
          </table:table-cell>
          <table:table-cell office:value-type="string" calcext:value-type="string">
            <text:p>Road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01" calcext:value-type="float">
            <text:p>10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708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710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71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721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22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Howlden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00" calcext:value-type="float">
            <text:p>100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2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29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3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3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40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41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43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45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46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elliptical roof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04" calcext:value-type="float">
            <text:p>104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4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52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56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59]" office:value-type="float" office:value="109" calcext:value-type="float">
            <text:p>109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6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6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66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68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70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11" calcext:value-type="float">
            <text:p>11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7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75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7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7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78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80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81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82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8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8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8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/159 (standard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89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90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92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93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94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96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97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809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81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814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18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53ft-6 clerestory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49" calcext:value-type="float">
            <text:p>149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2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2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24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2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2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29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3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4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43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54" calcext:value-type="float">
            <text:p>154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4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50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5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5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54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58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6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59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formula="of:=[.C863]+5" office:value-type="float" office:value="140" calcext:value-type="float">
            <text:p>14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6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6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69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74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7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7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7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78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7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82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85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86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92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9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95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96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98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99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900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901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90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90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908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53ft-6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64" calcext:value-type="float">
            <text:p>164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910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913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91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91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Gresle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66" calcext:value-type="float">
            <text:p>166</text:p>
          </table:table-cell>
          <table:table-cell office:value-type="string" calcext:value-type="string">
            <text:p>All door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2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26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64ft-5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67" calcext:value-type="float">
            <text:p>167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3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36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37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38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39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44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47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48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49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53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57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59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60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64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65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6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6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6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6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70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71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7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75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76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175" calcext:value-type="float">
            <text:p>175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81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82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84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85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86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8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88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89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90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91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92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93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94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95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96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97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9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9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100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1001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1002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1003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1004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1005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1006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1007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100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100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10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11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1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1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1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1015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Coronatio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formula="of:=[.C1016]+25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101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1018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1019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1020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1021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1022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1023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2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2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26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1027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1028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1029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1030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1031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103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103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1034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3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36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3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38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39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40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4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4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43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4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4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4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4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4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49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2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4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4-06-01T00:49:45.363374074</dc:date>
    <meta:editing-duration>P121DT12H23M1S</meta:editing-duration>
    <meta:editing-cycles>1984</meta:editing-cycles>
    <meta:generator>LibreOffice/7.3.7.2$Linux_X86_64 LibreOffice_project/30$Build-2</meta:generator>
    <dc:creator>James Petts</dc:creator>
    <meta:document-statistic meta:table-count="3" meta:cell-count="6462" meta:object-count="0"/>
  </office:meta>
</office:document-meta>
</file>